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35%" draw:textarea-horizontal-align="justify" draw:textarea-vertical-align="middle" draw:auto-grow-height="false" fo:min-height="19.4cm" fo:min-width="19.01cm"/>
    </style:style>
    <style:style style:name="gr2" style:family="graphic" style:parent-style-name="standard">
      <style:graphic-properties draw:stroke="solid" draw:stroke-dash="Dashed_20__28_var_29_" draw:fill-color="#fcd4d1" draw:opacity="100%" draw:textarea-horizontal-align="justify" draw:textarea-vertical-align="top" draw:auto-grow-height="false" fo:min-height="11.815cm" fo:min-width="12.181cm" draw:shadow="hidden"/>
      <style:paragraph-properties style:writing-mode="lr-tb"/>
    </style:style>
    <style:style style:name="gr3" style:family="graphic" style:parent-style-name="standard">
      <style:graphic-properties draw:stroke="solid" draw:stroke-dash="Dashed_20__28_var_29_" draw:fill="solid" draw:fill-color="#ffffd7" draw:opacity="100%" draw:textarea-horizontal-align="justify" draw:textarea-vertical-align="top" draw:auto-grow-height="false" fo:min-height="2.99cm" fo:min-width="12.181cm" draw:shadow="hidden"/>
      <style:paragraph-properties style:writing-mode="lr-tb"/>
    </style:style>
    <style:style style:name="gr4" style:family="graphic" style:parent-style-name="standard">
      <style:graphic-properties draw:stroke="solid" draw:stroke-dash="Dashed_20__28_var_29_" draw:fill-color="#e0efd4" draw:textarea-horizontal-align="justify" draw:textarea-vertical-align="top" draw:auto-grow-height="false" fo:min-height="3.687cm" fo:min-width="12.181cm"/>
      <style:paragraph-properties style:writing-mode="lr-tb"/>
    </style:style>
    <style:style style:name="gr5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3.691cm"/>
      <style:paragraph-properties style:writing-mode="lr-tb"/>
    </style:style>
    <style:style style:name="gr6" style:family="graphic" style:parent-style-name="standard">
      <style:graphic-properties draw:stroke="solid" svg:stroke-color="#000000" draw:textarea-vertical-align="middle"/>
      <style:paragraph-properties style:writing-mode="lr-tb"/>
    </style:style>
    <style:style style:name="gr7" style:family="graphic" style:parent-style-name="standard">
      <style:graphic-properties svg:stroke-color="#000000" draw:fill-color="#add58a" draw:textarea-horizontal-align="justify" draw:textarea-vertical-align="top" draw:auto-grow-height="false" fo:min-height="2.671cm" fo:min-width="2.421cm"/>
      <style:paragraph-properties style:writing-mode="lr-tb"/>
    </style:style>
    <style:style style:name="gr8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color="#000000" draw:fill-color="#c2e0ae" draw:textarea-horizontal-align="justify" draw:textarea-vertical-align="middle" draw:auto-grow-height="false" fo:min-height="1.528cm" fo:min-width="1.913cm"/>
      <style:paragraph-properties style:writing-mode="lr-tb"/>
    </style:style>
    <style:style style:name="gr11" style:family="graphic" style:parent-style-name="text">
      <style:graphic-properties draw:stroke="dash" draw:stroke-dash="Dash" svg:stroke-color="#000000" svg:stroke-linecap="butt" draw:textarea-vertical-align="middle"/>
    </style:style>
    <style:style style:name="gr12" style:family="graphic" style:parent-style-name="standard">
      <style:graphic-properties draw:stroke="dash" draw:stroke-dash="Dash" svg:stroke-color="#000000" svg:stroke-linecap="butt" draw:textarea-vertical-align="middle"/>
    </style:style>
    <style:style style:name="gr13" style:family="graphic" style:parent-style-name="standard">
      <style:graphic-properties draw:stroke="dash" draw:stroke-dash="Dash" svg:stroke-color="#3465a4" svg:stroke-linecap="butt" draw:fill-color="#adc5e7" draw:textarea-horizontal-align="justify" draw:textarea-vertical-align="middle" draw:auto-grow-height="false" fo:min-height="1.274cm" fo:min-width="4.521cm"/>
      <style:paragraph-properties style:writing-mode="lr-tb"/>
    </style:style>
    <style:style style:name="gr14" style:family="graphic" style:parent-style-name="standard">
      <style:graphic-properties svg:stroke-color="#3465a4" draw:fill-color="#adc5e7" draw:textarea-horizontal-align="justify" draw:textarea-vertical-align="middle" draw:auto-grow-height="false" fo:min-height="1.274cm" fo:min-width="4.521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dash" draw:stroke-dash="Dash" svg:stroke-color="#3465a4" svg:stroke-linecap="butt" draw:fill-color="#adc5e7" draw:textarea-horizontal-align="justify" draw:textarea-vertical-align="middle" draw:auto-grow-height="false" fo:min-height="2.052cm" fo:min-width="4.743cm"/>
      <style:paragraph-properties style:writing-mode="lr-tb"/>
    </style:style>
    <style:style style:name="gr17" style:family="graphic" style:parent-style-name="standard">
      <style:graphic-properties draw:stroke="dash" draw:stroke-dash="Dash" svg:stroke-width="0.053cm" svg:stroke-color="#000000" draw:marker-start-width="0.279cm" draw:marker-end-width="0.279cm" svg:stroke-linecap="butt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Dash" svg:stroke-color="#3465a4" svg:stroke-linecap="butt" draw:fill-color="#adc5e7" draw:textarea-horizontal-align="justify" draw:textarea-vertical-align="middle" draw:auto-grow-height="false" fo:min-height="3.306cm" fo:min-width="4.7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adc5e7" draw:textarea-horizontal-align="justify" draw:textarea-vertical-align="middle" draw:auto-grow-height="false" fo:min-height="0.184cm" fo:min-width="3.193cm"/>
      <style:paragraph-properties style:writing-mode="lr-tb"/>
    </style:style>
    <style:style style:name="gr21" style:family="graphic" style:parent-style-name="standard">
      <style:graphic-properties svg:stroke-color="#000000" draw:fill-color="#ff5429" draw:textarea-horizontal-align="justify" draw:textarea-vertical-align="middle" draw:auto-grow-height="false" fo:min-height="2.156cm" fo:min-width="5.09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Dash" svg:stroke-width="0.035cm" svg:stroke-color="#000000" draw:marker-start-width="0.252cm" draw:marker-end-width="0.252cm" svg:stroke-linecap="butt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Dash" svg:stroke-width="0.018cm" svg:stroke-color="#000000" draw:marker-start-width="0.227cm" draw:marker-end-width="0.227cm" svg:stroke-linecap="butt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draw:stroke="dash" draw:stroke-dash="Dash" svg:stroke-color="#000000" svg:stroke-linecap="butt" draw:fill-color="#ffa6a6" draw:textarea-horizontal-align="justify" draw:textarea-vertical-align="middle" draw:auto-grow-height="false" fo:min-height="1.274cm" fo:min-width="5.088cm"/>
      <style:paragraph-properties style:writing-mode="lr-tb"/>
    </style:style>
    <style:style style:name="gr26" style:family="graphic" style:parent-style-name="standard">
      <style:graphic-properties draw:stroke="dash" draw:stroke-dash="Dash" svg:stroke-color="#000000" svg:stroke-linecap="butt" draw:fill="solid" draw:fill-color="#ffffa6" draw:textarea-horizontal-align="justify" draw:textarea-vertical-align="middle" draw:auto-grow-height="false" fo:min-height="1.266cm" fo:min-width="2.421cm"/>
      <style:paragraph-properties style:writing-mode="lr-tb"/>
    </style:style>
    <style:style style:name="gr27" style:family="graphic" style:parent-style-name="standard">
      <style:graphic-properties draw:stroke="dash" draw:stroke-dash="Dash" svg:stroke-color="#000000" svg:stroke-linecap="butt" draw:fill="solid" draw:fill-color="#ffffa6" draw:textarea-horizontal-align="justify" draw:textarea-vertical-align="middle" draw:auto-grow-height="false" fo:min-height="0.796cm" fo:min-width="3.826cm"/>
      <style:paragraph-properties style:writing-mode="lr-tb"/>
    </style:style>
    <style:style style:name="gr28" style:family="graphic" style:parent-style-name="standard">
      <style:graphic-properties draw:stroke="dash" draw:stroke-dash="Dash" svg:stroke-color="#000000" svg:stroke-linecap="butt" draw:fill="solid" draw:fill-color="#ffffa6" draw:textarea-horizontal-align="justify" draw:textarea-vertical-align="middle" draw:auto-grow-height="false" fo:min-height="0.113cm" fo:min-width="1.165cm"/>
      <style:paragraph-properties style:writing-mode="lr-tb"/>
    </style:style>
    <style:style style:name="gr29" style:family="graphic" style:parent-style-name="standard">
      <style:graphic-properties draw:stroke="dash" draw:stroke-dash="Dash" svg:stroke-color="#000000" svg:stroke-linecap="butt" draw:fill-color="#f7a19a" draw:textarea-horizontal-align="justify" draw:textarea-vertical-align="middle" draw:auto-grow-height="false" fo:min-height="1.266cm" fo:min-width="2.421cm"/>
      <style:paragraph-properties style:writing-mode="lr-tb"/>
    </style:style>
    <style:style style:name="gr30" style:family="graphic" style:parent-style-name="standard">
      <style:graphic-properties svg:stroke-color="#000000" draw:fill-color="#f7a19a" draw:textarea-horizontal-align="justify" draw:textarea-vertical-align="middle" draw:auto-grow-height="false" fo:min-height="1.266cm" fo:min-width="2.421cm"/>
      <style:paragraph-properties style:writing-mode="lr-tb"/>
    </style:style>
    <style:style style:name="gr31" style:family="graphic" style:parent-style-name="standard">
      <style:graphic-properties svg:stroke-color="#000000" draw:fill-color="#ffa6a6" draw:textarea-horizontal-align="justify" draw:textarea-vertical-align="middle" draw:auto-grow-height="false" fo:min-height="1.274cm" fo:min-width="5.088cm"/>
      <style:paragraph-properties style:writing-mode="lr-tb"/>
    </style:style>
    <style:style style:name="gr32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184cm" fo:min-width="4.774cm"/>
      <style:paragraph-properties style:writing-mode="lr-tb"/>
    </style:style>
    <style:style style:name="gr33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-color="#adc5e7" draw:opacity="35%"/>
      <style:paragraph-properties fo:text-align="center"/>
    </style:style>
    <style:style style:name="P2" style:family="paragraph"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3" style:family="paragraph">
      <loext:graphic-properties draw:fill-color="#fcd4d1" draw:opacity="100%"/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4" style:family="paragraph">
      <loext:graphic-properties draw:fill="solid" draw:fill-color="#ffffd7" draw:opacity="100%"/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5" style:family="paragraph">
      <style:paragraph-properties fo:margin-left="0.508cm" fo:margin-right="0cm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e0efd4"/>
      <style:paragraph-properties fo:margin-left="0.508cm" fo:margin-right="0cm" fo:text-align="start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adc5e7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-color="#add58a"/>
      <style:paragraph-properties fo:text-align="center" style:writing-mode="lr-tb"/>
    </style:style>
    <style:style style:name="P12" style:family="paragraph">
      <loext:graphic-properties draw:fill-color="#c2e0a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15" style:family="paragraph">
      <loext:graphic-properties draw:fill-color="#adc5e7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16" style:family="paragraph">
      <loext:graphic-properties draw:fill-color="#ff5429"/>
      <style:paragraph-properties fo:text-align="center" style:writing-mode="lr-tb"/>
    </style:style>
    <style:style style:name="P17" style:family="paragraph">
      <loext:graphic-properties draw:fill-color="#ffa6a6"/>
      <style:paragraph-properties fo:text-align="center" style:writing-mode="lr-tb"/>
    </style:style>
    <style:style style:name="P18" style:family="paragraph">
      <loext:graphic-properties draw:fill="solid" draw:fill-color="#ffffa6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solid" draw:fill-color="#ffffa6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3" style:family="paragraph">
      <loext:graphic-properties draw:fill-color="#f7a19a"/>
      <style:paragraph-properties fo:text-align="center" style:writing-mode="lr-tb"/>
    </style:style>
    <style:style style:name="P24" style:family="paragraph">
      <loext:graphic-properties draw:fill="solid" draw:fill-color="#ffa6a6"/>
      <style:paragraph-properties fo:text-align="center" style:writing-mode="lr-tb"/>
    </style:style>
    <style:style style:name="T1" style:family="text">
      <style:text-properties fo:font-size="15pt" fo:background-color="transparen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1cm" svg:height="19.65cm" svg:x="0.952cm" svg:y="0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681cm" svg:height="12.065cm" svg:x="7.321cm" svg:y="7.408cm">
          <text:p text:style-name="P2"><text:span text:style-name="T1">Peripher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2.681cm" svg:height="3.24cm" svg:x="7.321cm" svg:y="4.168cm">
          <text:p text:style-name="P2"><text:span text:style-name="T1">External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2.681cm" svg:height="3.937cm" svg:x="7.321cm" svg:y="0.268cm">
          <text:p text:style-name="P5"><text:span text:style-name="T2">Internal</text:span><text:span text:style-name="T2"><text:line-break/></text:span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4.191cm" svg:height="3.556cm" svg:x="1.433cm" svg:y="1.454cm">
          <text:p text:style-name="P7">RISC-V CPU<text:line-break/><text:span text:style-name="T3">PicoRV32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6.24cm" svg:y1="5.838cm" svg:x2="3.528cm" svg:y2="5.01cm" draw:start-shape="id1" draw:start-glue-point="5" draw:end-shape="id2" draw:end-glue-point="2" svg:d="M6240 5838h-2712v-828" svg:viewBox="0 0 2713 829">
          <text:p text:style-name="P9"><text:span text:style-name="T4">32bit</text:span></text:p>
        </draw:connector>
        <draw:g>
          <draw:custom-shape draw:style-name="gr7" draw:text-style-name="P11" xml:id="id3" draw:id="id3" draw:layer="layout" svg:width="2.921cm" svg:height="2.921cm" svg:x="10.477cm" svg:y="0.894cm">
            <text:p text:style-name="P7">SRA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measurelines" svg:width="2.487cm" svg:height="0.528cm" svg:x="10.703cm" svg:y="3.0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nector draw:style-name="gr9" draw:text-style-name="P9" draw:layer="layout" svg:x1="10.477cm" svg:y1="2.354cm" svg:x2="7.012cm" svg:y2="3.897cm" draw:start-shape="id3" draw:start-glue-point="3" svg:d="M10477 2354h-1983v1543h-1482" svg:viewBox="0 0 3466 1544">
            <text:p/>
          </draw:connector>
        </draw:g>
        <draw:g xml:id="id4" draw:id="id4">
          <draw:custom-shape draw:style-name="gr7" draw:text-style-name="P11" draw:layer="measurelines" svg:width="2.921cm" svg:height="2.921cm" svg:x="16.603cm" svg:y="0.894cm">
            <text:p text:style-name="P7">Boot_ctr</text:p>
            <draw:enhanced-geometry svg:viewBox="0 0 21600 21600" draw:type="rectangle" draw:enhanced-path="M 0 0 L 21600 0 21600 21600 0 21600 0 0 Z N"/>
          </draw:custom-shape>
          <draw:custom-shape draw:style-name="gr10" draw:text-style-name="P12" draw:layer="measurelines" svg:width="2.413cm" svg:height="1.778cm" svg:x="16.884cm" svg:y="1.91cm">
            <text:p text:style-name="P7">Boot</text:p>
            <text:p text:style-name="P7">ROM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9" draw:layer="measurelines" svg:x1="13.398cm" svg:y1="2.354cm" svg:x2="16.603cm" svg:y2="2.354cm" draw:start-shape="id3" draw:start-glue-point="1" draw:end-shape="id4" draw:end-glue-point="3" svg:d="M13398 2354h3205" svg:viewBox="0 0 3206 1">
          <text:p/>
        </draw:connector>
        <draw:connector draw:style-name="gr11" draw:text-style-name="P9" draw:layer="measurelines" svg:x1="7.002cm" svg:y1="5.838cm" svg:x2="10.615cm" svg:y2="5.841cm" draw:start-shape="id1" draw:start-glue-point="7" draw:end-shape="id5" draw:end-glue-point="5" svg:d="M7002 5838h1806v3h1807" svg:viewBox="0 0 3614 4">
          <text:p/>
        </draw:connector>
        <draw:connector draw:style-name="gr9" draw:text-style-name="P9" draw:layer="layout" svg:x1="10.477cm" svg:y1="13.396cm" svg:x2="9.25cm" svg:y2="13.395cm" draw:end-shape="id6" draw:end-glue-point="10" svg:d="M10477 13396h-363v-1h-864" svg:viewBox="0 0 1228 2">
          <text:p/>
        </draw:connector>
        <draw:connector draw:style-name="gr12" draw:text-style-name="P9" draw:layer="layout" svg:x1="12.001cm" svg:y1="8.727cm" svg:x2="10.866cm" svg:y2="9.595cm" svg:d="M12001 8727h-818v868h-317" svg:viewBox="0 0 1136 869">
          <text:p/>
        </draw:connector>
        <draw:custom-shape draw:style-name="gr13" draw:text-style-name="P8" xml:id="id14" draw:id="id14" draw:layer="layout" svg:width="5.021cm" svg:height="1.524cm" svg:x="21.966cm" svg:y="10.583cm">
          <text:p text:style-name="P7">ETH PHY<text:line-break/><text:span text:style-name="T3">100 Mbp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7" draw:id="id7" draw:layer="layout" svg:width="5.021cm" svg:height="1.524cm" svg:x="21.966cm" svg:y="12.552cm">
          <draw:glue-point draw:id="4" svg:x="-5.002cm" svg:y="0cm"/>
          <draw:glue-point draw:id="5" svg:x="-5.002cm" svg:y="0cm"/>
          <draw:glue-point draw:id="6" svg:x="-4.999cm" svg:y="0cm"/>
          <text:p text:style-name="P7">RS23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21.966cm" svg:y1="13.314cm" svg:x2="21.966cm" svg:y2="13.314cm" draw:start-shape="id7" draw:start-glue-point="3" draw:end-shape="id7" draw:end-glue-point="3" svg:d="M21966 13314z" svg:viewBox="0 0 1 1">
          <text:p/>
        </draw:connector>
        <draw:custom-shape draw:style-name="gr16" draw:text-style-name="P8" xml:id="id9" draw:id="id9" draw:layer="layout" svg:width="5.243cm" svg:height="2.302cm" svg:x="21.744cm" svg:y="6.11cm">
          <draw:glue-point draw:id="4" svg:x="-5.001cm" svg:y="-1.963cm"/>
          <draw:glue-point draw:id="5" svg:x="-5.001cm" svg:y="2.172cm"/>
          <text:p text:style-name="P7">AXI-Interconnect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line-skew="0.454cm" svg:x1="19.85cm" svg:y1="5.843cm" svg:x2="21.744cm" svg:y2="6.81cm" draw:start-shape="id8" draw:start-glue-point="1" draw:end-shape="id9" draw:end-glue-point="4" svg:d="M19850 5843h1400v967h494" svg:viewBox="0 0 1895 968">
          <text:p/>
        </draw:connector>
        <draw:custom-shape draw:style-name="gr18" draw:text-style-name="P8" xml:id="id10" draw:id="id10" draw:layer="layout" svg:width="5.243cm" svg:height="3.556cm" svg:x="21.744cm" svg:y="0.776cm">
          <text:p text:style-name="P7">DDR<text:line-break/>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9" draw:layer="layout" svg:x1="24.365cm" svg:y1="4.332cm" svg:x2="24.365cm" svg:y2="6.11cm" draw:start-shape="id10" draw:start-glue-point="2" draw:end-shape="id9" draw:end-glue-point="0" svg:d="M24365 4332v1778" svg:viewBox="0 0 1 1779">
          <text:p/>
        </draw:connector>
        <draw:frame draw:style-name="gr19" draw:text-style-name="P13" draw:layer="layout" svg:width="5.08cm" svg:height="1.979cm" svg:x="0.952cm" svg:y="18.521cm">
          <draw:text-box>
            <text:p>IOb-SoC-Tester</text:p>
          </draw:text-box>
        </draw:frame>
        <draw:connector draw:style-name="gr9" draw:text-style-name="P9" draw:layer="layout" svg:x1="8.488cm" svg:y1="13.125cm" svg:x2="6.622cm" svg:y2="8.295cm" draw:start-shape="id6" draw:start-glue-point="5" draw:end-shape="id1" draw:end-glue-point="4" svg:d="M8488 13125h-743v-4830h-1123" svg:viewBox="0 0 1867 4831">
          <text:p/>
        </draw:connector>
        <draw:custom-shape draw:style-name="gr20" draw:text-style-name="P15" xml:id="id1" draw:id="id1" draw:layer="layout" svg:width="6.477cm" svg:height="0.762cm" draw:transform="rotate (-1.5707963267949) translate (7.002cm 2.6cm)">
          <text:p text:style-name="P14"><text:span text:style-name="T5">SPLIT</text:span>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6" xml:id="id12" draw:id="id12" draw:layer="layout" svg:width="5.597cm" svg:height="2.406cm" svg:x="10.5cm" svg:y="16.75cm">
          <draw:glue-point draw:id="4" svg:x="1.515cm" svg:y="-4.997cm"/>
          <draw:glue-point draw:id="5" svg:x="5.001cm" svg:y="2.649cm"/>
          <draw:glue-point draw:id="6" svg:x="-3.483cm" svg:y="-5.006cm"/>
          <draw:glue-point draw:id="7" svg:x="-5.003cm" svg:y="3.107cm"/>
          <draw:glue-point draw:id="8" svg:x="-5.003cm" svg:y="-2.381cm"/>
          <text:p text:style-name="P7">Unit Under</text:p>
          <text:p text:style-name="P7">Te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9" draw:layer="layout" svg:x1="13.398cm" svg:y1="13.318cm" svg:x2="21.966cm" svg:y2="13.314cm" draw:start-shape="id11" draw:start-glue-point="1" draw:end-shape="id7" svg:d="M13398 13318h4283v-4h4285" svg:viewBox="0 0 8569 5">
          <text:p/>
        </draw:connector>
        <draw:connector draw:style-name="gr17" draw:text-style-name="P9" draw:layer="layout" draw:line-skew="2.079cm" svg:x1="16.097cm" svg:y1="17.953cm" svg:x2="21.744cm" svg:y2="7.76cm" draw:start-shape="id12" draw:start-glue-point="1" svg:d="M16097 17953h5153v-10193h494" svg:viewBox="0 0 5648 10194">
          <text:p/>
        </draw:connector>
        <draw:connector draw:style-name="gr23" draw:text-style-name="P9" draw:layer="layout" svg:x1="13.398cm" svg:y1="11.341cm" svg:x2="21.966cm" svg:y2="11.345cm" draw:start-shape="id13" draw:start-glue-point="1" draw:end-shape="id14" draw:end-glue-point="3" svg:d="M13398 11341h4283v4h4285" svg:viewBox="0 0 8569 5">
          <text:p/>
        </draw:connector>
        <draw:connector draw:style-name="gr24" draw:text-style-name="P9" draw:layer="layout" svg:x1="9.25cm" svg:y1="9.467cm" svg:x2="10.477cm" svg:y2="9.466cm" draw:start-shape="id6" draw:start-glue-point="8" draw:end-shape="id15" draw:end-glue-point="3" svg:d="M9250 9467h614v-1h613" svg:viewBox="0 0 1228 2">
          <text:p/>
        </draw:connector>
        <draw:custom-shape draw:style-name="gr25" draw:text-style-name="P17" draw:layer="layout" svg:width="5.588cm" svg:height="1.524cm" svg:x="10.223cm" svg:y="8.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588cm" svg:height="1.524cm" svg:x="10.35cm" svg:y="8.5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xml:id="id15" draw:id="id15" draw:layer="layout" svg:width="5.588cm" svg:height="1.524cm" svg:x="10.477cm" svg:y="8.704cm">
          <text:p text:style-name="P7">Other Peripherals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9.25cm" svg:y1="11.305cm" svg:x2="10.477cm" svg:y2="11.304cm" draw:start-shape="id6" draw:start-glue-point="9" svg:d="M9250 11305h864v-1h363" svg:viewBox="0 0 1228 2">
          <text:p/>
        </draw:connector>
        <draw:g xml:id="id8" draw:id="id8">
          <draw:custom-shape draw:style-name="gr26" draw:text-style-name="P18" draw:layer="layout" svg:width="2.921cm" svg:height="1.516cm" svg:x="16.929cm" svg:y="5.085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921cm" svg:height="1.516cm" svg:x="16.929cm" svg:y="5.085cm">
            <text:p text:style-name="P7">L2 Cache</text:p>
            <draw:enhanced-geometry svg:viewBox="0 0 21600 21600" draw:type="rectangle" draw:enhanced-path="M 0 0 L 21600 0 21600 21600 0 21600 0 0 Z N"/>
          </draw:custom-shape>
        </draw:g>
        <draw:g xml:id="id16" draw:id="id16">
          <draw:custom-shape draw:style-name="gr27" draw:text-style-name="P18" draw:layer="layout" svg:width="4.326cm" svg:height="1.046cm" svg:x="11.525cm" svg:y="4.576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4.326cm" svg:height="1.046cm" svg:x="11.525cm" svg:y="4.576cm">
            <text:p text:style-name="P19"><text:span text:style-name="T3">Instruction Cache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20" xml:id="id18" draw:id="id18" draw:layer="layout" svg:width="2.921cm" svg:height="0.635cm" draw:transform="rotate (-1.5707963267949) translate (16.709cm 4.381cm)">
          <draw:glue-point draw:id="8" svg:x="-5.023cm" svg:y="2.242cm"/>
          <draw:glue-point draw:id="9" svg:x="-5.023cm" svg:y="-2.54cm"/>
          <text:p text:style-name="P19"><text:span text:style-name="T3">MERGE</text:span></text:p>
          <draw:enhanced-geometry svg:viewBox="0 0 21600 21600" draw:mirror-horizontal="true" draw:mirror-vertical="false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xml:id="id17" draw:id="id17">
          <draw:custom-shape draw:style-name="gr27" draw:text-style-name="P18" draw:layer="layout" svg:width="4.326cm" svg:height="1.046cm" svg:x="11.525cm" svg:y="5.973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4.326cm" svg:height="1.046cm" svg:x="11.525cm" svg:y="5.973cm">
            <text:p text:style-name="P7">Data Cache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22" xml:id="id5" draw:id="id5" draw:layer="layout" svg:width="2.921cm" svg:height="0.635cm" draw:transform="rotate (1.5707963267949) translate (10.613cm 7.301cm)">
          <draw:glue-point draw:id="8" svg:x="5.023cm" svg:y="-2.536cm"/>
          <draw:glue-point draw:id="9" svg:x="5.023cm" svg:y="2.245cm"/>
          <text:p text:style-name="P21"><text:span text:style-name="T3">SPLIT</text:span></text:p>
          <draw:enhanced-geometry svg:viewBox="0 0 21600 21600" draw:mirror-horizontal="true" draw:mirror-vertical="false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4" draw:text-style-name="P9" draw:layer="layout" svg:x1="11.249cm" svg:y1="5.1cm" svg:x2="11.525cm" svg:y2="5.099cm" draw:start-shape="id5" draw:start-glue-point="8" draw:end-shape="id16" draw:end-glue-point="3" svg:d="M11249 5100h138v-1h138" svg:viewBox="0 0 277 2">
          <text:p/>
        </draw:connector>
        <draw:connector draw:style-name="gr24" draw:text-style-name="P9" draw:layer="layout" svg:x1="11.249cm" svg:y1="6.495cm" svg:x2="11.525cm" svg:y2="6.496cm" draw:start-shape="id5" draw:start-glue-point="9" draw:end-shape="id17" draw:end-glue-point="3" svg:d="M11249 6495h138v1h138" svg:viewBox="0 0 277 2">
          <text:p/>
        </draw:connector>
        <draw:connector draw:style-name="gr24" draw:text-style-name="P9" draw:layer="layout" svg:x1="15.851cm" svg:y1="6.496cm" svg:x2="16.075cm" svg:y2="6.495cm" draw:start-shape="id17" draw:start-glue-point="1" draw:end-shape="id18" draw:end-glue-point="8" svg:d="M15851 6496h112v-1h112" svg:viewBox="0 0 225 2">
          <text:p/>
        </draw:connector>
        <draw:connector draw:style-name="gr24" draw:text-style-name="P9" draw:layer="layout" svg:x1="15.851cm" svg:y1="5.099cm" svg:x2="16.075cm" svg:y2="5.1cm" draw:start-shape="id16" draw:start-glue-point="1" draw:end-shape="id18" draw:end-glue-point="9" svg:d="M15851 5099h112v1h112" svg:viewBox="0 0 225 2">
          <text:p/>
        </draw:connector>
        <draw:connector draw:style-name="gr23" draw:text-style-name="P9" draw:layer="layout" svg:x1="16.71cm" svg:y1="5.843cm" svg:x2="16.929cm" svg:y2="5.843cm" draw:start-shape="id18" draw:start-glue-point="5" draw:end-shape="id8" draw:end-glue-point="3" svg:d="M16710 5843h219" svg:viewBox="0 0 220 1">
          <text:p/>
        </draw:connector>
        <draw:g xml:id="id13" draw:id="id13">
          <draw:custom-shape draw:style-name="gr29" draw:text-style-name="P23" draw:layer="layout" svg:width="2.921cm" svg:height="1.516cm" svg:x="10.477cm" svg:y="10.583cm">
            <text:p text:style-name="P7">Etherne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23" xml:id="id11" draw:id="id11" draw:layer="layout" svg:width="2.921cm" svg:height="1.516cm" svg:x="10.477cm" svg:y="12.56cm">
          <text:p text:style-name="P7">U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svg:x1="12.028cm" svg:y1="14.765cm" svg:x2="10.893cm" svg:y2="15.633cm" svg:d="M12028 14765h-818v868h-317" svg:viewBox="0 0 1136 869">
          <text:p/>
        </draw:connector>
        <draw:custom-shape draw:style-name="gr31" draw:text-style-name="P17" xml:id="id19" draw:id="id19" draw:layer="layout" svg:width="5.588cm" svg:height="1.524cm" svg:x="10.25cm" svg:y="14.4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5.588cm" svg:height="1.524cm" svg:x="10.377cm" svg:y="14.6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xml:id="id20" draw:id="id20" draw:layer="layout" svg:width="5.588cm" svg:height="1.524cm" svg:x="10.504cm" svg:y="14.742cm">
          <text:p text:style-name="P7">Verification Tools</text:p>
          <draw:enhanced-geometry svg:viewBox="0 0 21600 21600" draw:type="rectangle" draw:enhanced-path="M 0 0 L 21600 0 21600 21600 0 21600 0 0 Z N"/>
        </draw:custom-shape>
        <draw:custom-shape draw:style-name="gr32" draw:text-style-name="P24" xml:id="id6" draw:id="id6" draw:layer="layout" svg:width="9.25cm" svg:height="0.762cm" draw:transform="rotate (-1.5707963267949) translate (9.25cm 8.5cm)">
          <draw:glue-point draw:id="8" svg:x="5.013cm" svg:y="-3.955cm"/>
          <draw:glue-point draw:id="9" svg:x="5.013cm" svg:y="-1.968cm"/>
          <draw:glue-point draw:id="10" svg:x="5.013cm" svg:y="0.292cm"/>
          <draw:glue-point draw:id="11" svg:x="5.013cm" svg:y="2.297cm"/>
          <draw:glue-point draw:id="12" svg:x="1.719cm" svg:y="3.285cm"/>
          <draw:glue-point draw:id="13" svg:x="5.013cm" svg:y="3.918cm"/>
          <text:p text:style-name="P7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3" draw:text-style-name="P9" draw:layer="layout" svg:x1="9.25cm" svg:y1="15.249cm" svg:x2="10.25cm" svg:y2="15.25cm" draw:start-shape="id6" draw:start-glue-point="11" draw:end-shape="id19" draw:end-glue-point="3" svg:d="M9250 15249h500v1h500" svg:viewBox="0 0 1001 2">
          <text:p/>
        </draw:connector>
        <draw:connector draw:style-name="gr33" draw:text-style-name="P9" draw:layer="layout" svg:x1="13.298cm" svg:y1="16.266cm" svg:x2="13.298cm" svg:y2="16.75cm" draw:start-shape="id20" draw:start-glue-point="2" draw:end-shape="id12" draw:end-glue-point="0" svg:d="M13298 16266v484" svg:viewBox="0 0 1 485">
          <text:p/>
        </draw:connector>
        <draw:connector draw:style-name="gr15" draw:text-style-name="P9" xml:id="id21" draw:id="id21" draw:layer="layout" svg:x1="10.5cm" svg:y1="17.953cm" svg:x2="10.5cm" svg:y2="17.953cm" draw:start-shape="id12" draw:start-glue-point="3" draw:end-shape="id12" draw:end-glue-point="3" svg:d="M10500 17953z" svg:viewBox="0 0 1 1">
          <text:p/>
        </draw:connector>
        <draw:connector draw:style-name="gr12" draw:text-style-name="P9" draw:layer="layout" svg:x1="9.25cm" svg:y1="16.749cm" svg:x2="10.5cm" svg:y2="17.953cm" draw:start-shape="id6" draw:start-glue-point="13" draw:end-shape="id21" draw:end-glue-point="0" svg:d="M9250 16749h625v1204h625" svg:viewBox="0 0 1251 120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ptional_20_line" style:display-name="optional line" style:family="graphic" style:parent-style-name="standard">
      <style:graphic-properties draw:stroke="dash" draw:stroke-dash="Long_20_Dash" svg:stroke-color="#000000" svg:stroke-linecap="butt" draw:fill="solid" draw:fill-color="#000000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0T09:25:24.234245608</meta:creation-date>
    <dc:date>2022-10-19T14:07:12.357149202</dc:date>
    <meta:editing-duration>PT7H55M24S</meta:editing-duration>
    <meta:editing-cycles>100</meta:editing-cycles>
    <meta:generator>LibreOffice/7.3.6.2$Linux_X86_64 LibreOffice_project/3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sup>
      <mn>2</mn>
      <mrow>
        <mi mathvariant="italic">SRAM</mi>
        <mtext>_</mtext>
        <mi mathvariant="italic">ADDR</mi>
        <mtext>_</mtext>
        <mi>W</mi>
      </mrow>
    </msup>
    <annotation encoding="StarMath 5.0">2^{SRAM"_"ADDR"_"W}
</annotation>
  </semantics>
</math>
</file>